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ohit Devanagari1" svg:font-family="'Lohit Devanagari'"/>
    <style:font-face style:name="Times New Roman1"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2"/>
    </style:style>
    <style:style style:name="P2" style:family="paragraph" style:parent-style-name="Standard">
      <style:text-properties style:font-name="Times New Roman" style:text-underline-style="solid" style:text-underline-width="auto" style:text-underline-color="font-color" style:font-name-complex="Times New Roman2"/>
    </style:style>
    <style:style style:name="P3" style:family="paragraph" style:parent-style-name="Standard">
      <style:text-properties style:font-name="Times New Roman1" officeooo:paragraph-rsid="000b253c"/>
    </style:style>
    <style:style style:name="P4" style:family="paragraph" style:parent-style-name="Standard">
      <style:paragraph-properties fo:margin-left="0in" fo:margin-right="0in" fo:text-indent="0.4917in" style:auto-text-indent="false"/>
    </style:style>
    <style:style style:name="P5" style:family="paragraph" style:parent-style-name="Standard">
      <style:paragraph-properties fo:margin-left="0in" fo:margin-right="0in" fo:text-indent="0.4917in" style:auto-text-indent="false"/>
      <style:text-properties style:font-name="Times New Roman" style:font-name-complex="Times New Roman2"/>
    </style:style>
    <style:style style:name="P6" style:family="paragraph" style:parent-style-name="Standard" style:master-page-name="Standard">
      <style:paragraph-properties fo:text-align="center" style:justify-single-word="false" style:page-number="auto"/>
    </style:style>
    <style:style style:name="P7" style:family="paragraph" style:parent-style-name="Standard" style:master-page-name="Standard">
      <style:paragraph-properties fo:text-align="center" style:justify-single-word="false" style:page-number="auto"/>
      <style:text-properties style:font-name="Times New Roman1" officeooo:paragraph-rsid="000b253c"/>
    </style:style>
    <style:style style:name="P8" style:family="paragraph" style:parent-style-name="List_20_Paragraph" style:list-style-name="WWNum2">
      <style:paragraph-properties fo:margin-left="0in" fo:margin-right="0in" fo:text-indent="0in" style:auto-text-indent="false"/>
      <style:text-properties style:font-name="Times New Roman1" officeooo:paragraph-rsid="000b253c"/>
    </style:style>
    <style:style style:name="P9" style:family="paragraph" style:parent-style-name="List_20_Paragraph">
      <style:paragraph-properties fo:margin-left="0in" fo:margin-right="0in" fo:text-indent="0in" style:auto-text-indent="false"/>
      <style:text-properties style:font-name="Times New Roman1" officeooo:paragraph-rsid="000b253c"/>
    </style:style>
    <style:style style:name="P10" style:family="paragraph">
      <style:paragraph-properties fo:margin-top="0in" fo:margin-bottom="0in" fo:line-height="100%" fo:text-align="center"/>
    </style:style>
    <style:style style:name="P11" style:family="paragraph">
      <loext:graphic-properties draw:fill="solid" draw:fill-color="#ffffff"/>
      <style:paragraph-properties fo:margin-top="0in" fo:margin-bottom="0in" fo:line-height="100%" fo:text-align="center"/>
    </style:style>
    <style:style style:name="P12" style:family="paragraph">
      <loext:graphic-properties draw:fill="none"/>
      <style:paragraph-properties fo:text-align="start"/>
    </style:style>
    <style:style style:name="T1" style:family="text">
      <style:text-properties style:font-name="Times New Roman" fo:font-size="12pt" fo:font-weight="bold" style:font-size-asian="12pt" style:font-weight-asian="bold" style:font-name-complex="Times New Roman2"/>
    </style:style>
    <style:style style:name="T2" style:family="text">
      <style:text-properties style:font-name="Times New Roman" fo:font-weight="bold" style:font-weight-asian="bold" style:font-name-complex="Times New Roman2"/>
    </style:style>
    <style:style style:name="T3" style:family="text">
      <style:text-properties style:font-name="Times New Roman" style:font-name-complex="Times New Roman2"/>
    </style:style>
    <style:style style:name="T4" style:family="text">
      <style:text-properties style:font-name="Times New Roman" fo:language="en" fo:country="US" style:font-name-complex="Times New Roman2"/>
    </style:style>
    <style:style style:name="T5" style:family="text">
      <style:text-properties style:font-name="Arial" fo:font-size="12pt" fo:language="es" fo:country="CO" fo:font-weight="bold" style:font-size-asian="12pt" style:font-weight-asian="bold" style:font-name-complex="Arial1" style:font-size-complex="12pt"/>
    </style:style>
    <style:style style:name="T6" style:family="text">
      <style:text-properties style:font-name="Arial" fo:font-size="12pt" fo:language="es" fo:country="CO" style:font-size-asian="12pt" style:font-name-complex="Arial1" style:font-size-complex="12pt"/>
    </style:style>
    <style:style style:name="T7" style:family="text">
      <style:text-properties fo:language="es" fo:country="CO"/>
    </style:style>
    <style:style style:name="T8" style:family="text">
      <style:text-properties fo:font-size="12pt" fo:language="es" fo:country="CO" fo:font-weight="bold" style:font-size-asian="12pt" style:font-weight-asian="bold" style:font-name-complex="Arial1" style:font-size-complex="12pt"/>
    </style:style>
    <style:style style:name="T9" style:family="text">
      <style:text-properties fo:font-size="12pt" fo:language="es" fo:country="CO" fo:font-weight="bold" officeooo:rsid="000b253c" style:font-size-asian="12pt" style:font-weight-asian="bold" style:font-name-complex="Arial1" style:font-size-complex="12pt"/>
    </style:style>
    <style:style style:name="T10" style:family="text">
      <style:text-properties fo:font-size="12pt" fo:language="es" fo:country="CO" style:font-size-asian="12pt" style:font-name-complex="Arial1" style:font-size-complex="12pt"/>
    </style:style>
    <style:style style:name="T11" style:family="text">
      <style:text-properties fo:font-variant="normal" fo:text-transform="none" fo:color="#ff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fo:margin-left="0.1252in" fo:margin-right="0.1563in" fo:margin-top="0in" fo:margin-bottom="0.0209in"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2" style:family="graphic">
      <style:graphic-properties draw:stroke="solid" svg:stroke-width="0.0138in" svg:stroke-color="#c00000" draw:stroke-linejoin="miter" draw:fill="solid" draw:fill-color="#ffffff" draw:textarea-vertical-align="middle" draw:auto-grow-height="false" draw:fit-to-size="false" style:shrink-to-fit="false" fo:min-height="0.1917in" fo:min-width="0.478in" fo:padding-top="0.05in" fo:padding-bottom="0.05in" fo:padding-left="0.1in" fo:padding-right="0.1in" fo:wrap-option="wrap" style:run-through="foreground"/>
    </style:style>
    <style:style style:name="gr3" style:family="graphic">
      <style:graphic-properties draw:stroke="solid" svg:stroke-width="0.0138in" svg:stroke-color="#000000" draw:stroke-linejoin="miter" draw:fill="solid" draw:fill-color="#ffffff" draw:textarea-vertical-align="middle" draw:auto-grow-height="false" draw:fit-to-size="false" style:shrink-to-fit="false" fo:min-height="0.1925in" fo:min-width="0.4772in" fo:padding-top="0.05in" fo:padding-bottom="0.05in" fo:padding-left="0.1in" fo:padding-right="0.1in" fo:wrap-option="wrap" style:run-through="foreground"/>
    </style:style>
    <style:style style:name="gr4" style:family="graphic">
      <style:graphic-properties draw:stroke="solid" svg:stroke-width="0.0138in" svg:stroke-color="#000000" draw:stroke-linejoin="miter" draw:fill="solid" draw:fill-color="#ffffff" draw:textarea-vertical-align="middle" draw:auto-grow-height="false" draw:fit-to-size="false" style:shrink-to-fit="false" fo:min-height="0.1917in" fo:min-width="0.4772in" fo:padding-top="0.05in" fo:padding-bottom="0.05in" fo:padding-left="0.1in" fo:padding-right="0.1in" fo:wrap-option="wrap" style:run-through="foreground"/>
    </style:style>
    <style:style style:name="gr5" style:family="graphic">
      <style:graphic-properties draw:stroke="solid" svg:stroke-width="0.0209in" svg:stroke-color="#000000" draw:stroke-linejoin="miter"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6" style:family="graphic">
      <style:graphic-properties fo:margin-left="0.1252in" fo:margin-right="0.1563in" fo:margin-top="0in" fo:margin-bottom="0.0209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7" style:family="graphic">
      <style:graphic-properties draw:stroke="solid" svg:stroke-width="0.0138in" svg:stroke-color="#000000" draw:stroke-linejoin="miter" draw:fill="solid" draw:fill-color="#ffffff" draw:textarea-vertical-align="middle" draw:auto-grow-height="false" draw:fit-to-size="false" style:shrink-to-fit="false" fo:min-height="0.1917in" fo:min-width="0.478in" fo:padding-top="0.05in" fo:padding-bottom="0.05in" fo:padding-left="0.1in" fo:padding-right="0.1in" fo:wrap-option="wrap" style:run-through="foreground"/>
    </style:style>
    <style:style style:name="gr8" style:family="graphic">
      <style:graphic-properties draw:stroke="solid" svg:stroke-width="0.0138in" svg:stroke-color="#c00000" draw:stroke-linejoin="miter" draw:fill="solid" draw:fill-color="#ffffff" draw:textarea-vertical-align="middle" draw:auto-grow-height="false" draw:fit-to-size="false" style:shrink-to-fit="false" fo:min-height="0.1925in" fo:min-width="0.4772in" fo:padding-top="0.05in" fo:padding-bottom="0.05in" fo:padding-left="0.1in" fo:padding-right="0.1in" fo:wrap-option="wrap" style:run-through="foreground"/>
    </style:style>
    <style:style style:name="gr9" style:family="graphic">
      <style:graphic-properties draw:stroke="solid" svg:stroke-width="0.0209in" svg:stroke-color="#c00000" draw:stroke-linejoin="miter"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10" style:family="graphic">
      <style:graphic-properties draw:stroke="solid" svg:stroke-width="0.0138in" svg:stroke-color="#ff0000" draw:stroke-linejoin="miter" draw:fill="solid" draw:fill-color="#ffffff" draw:textarea-vertical-align="middle" draw:auto-grow-height="false" draw:fit-to-size="false" style:shrink-to-fit="false" fo:min-height="0.1917in" fo:min-width="0.4772in" fo:padding-top="0.05in" fo:padding-bottom="0.05in" fo:padding-left="0.1in" fo:padding-right="0.1in" fo:wrap-option="wrap" style:run-through="foreground"/>
    </style:style>
    <style:style style:name="gr11" style:family="graphic">
      <style:graphic-properties draw:stroke="solid" svg:stroke-width="0.0209in" svg:stroke-color="#ff0000" draw:stroke-linejoin="miter"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12" style:family="graphic">
      <style:graphic-properties draw:stroke="solid" svg:stroke-width="0.0138in" svg:stroke-color="#ff0000" draw:stroke-linejoin="miter" draw:fill="solid" draw:fill-color="#ffffff" draw:textarea-vertical-align="middle" draw:auto-grow-height="false" draw:fit-to-size="false" style:shrink-to-fit="false" fo:min-height="0.1925in" fo:min-width="0.4772in" fo:padding-top="0.05in" fo:padding-bottom="0.05in" fo:padding-left="0.1in" fo:padding-right="0.1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BASE CONCEPTUAL</text:span><text:bookmark text:name="_GoBack"/></text:p>
      <text:p text:style-name="P1"/>
      <text:p text:style-name="Standard"><text:span text:style-name="T2">GREEDY ALGORITHMS</text:span></text:p>
      <text:p text:style-name="P4"><text:span text:style-name="T3">La traducción mas precisa y que nos da más pistas sobre concepto de greedy algorithm es algoritmo codicioso, es llamado así por la manera que este tipo de algoritmos se implementa, es así como dentro del algoritmo hay varias faces y en cada una de ellas se intenta solucionar el problema global de manera local, es decir, en cada uno de los pasos que se da en la ejecución del algoritmo se toma la que parece la mejor solución en un conjunto pequeño de posibles soluciones, es así como podemos hacer una analogía del funcionamiento del algoritmo con una persona codiciosa que intenta encontrar la estrategia con mayor ganancia, este personaje cada vez que vea una oportunidad de ganar algo mas la va a tomar de manera instantánea sin tener en cuenta las consecuencias de la decisión que tomo y de las que dejo de tomar, el ideal de un codicioso es conseguir lo mejor lo más pronto posible.</text:span></text:p>
      <text:p text:style-name="P4"><text:span text:style-name="T3">Podemos ampliar la visión de la situación que estamos planteando, imaginemos un árbol y en cada uno de sus nodos un valor que representa una ganancia para nuestro codicioso personaje y a este lo pondremos en la raíz de nuestro árbol este intentara conseguir la mayor ganancia, así la solución a la que llegaría se vería más o menos así:</text:span></text:p>
      <text:p text:style-name="P5"><draw:g text:anchor-type="paragraph" draw:z-index="0" draw:name="Grupo 17" draw:style-name="gr1"><draw:custom-shape draw:name="Rectángulo 1" draw:style-name="gr2" draw:text-style-name="P11" svg:width="0.6776in" svg:height="0.2913in" svg:x="2.6886in" svg:y="0.0693in"><text:p text:style-name="P10"><text:span text:style-name="T11">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2" draw:style-name="gr3" draw:text-style-name="P11" svg:width="0.6768in" svg:height="0.2921in" svg:x="1.9799in" svg:y="0.4236in"><text:p text:style-name="P10"><text:span text:style-name="T1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3" draw:style-name="gr3" draw:text-style-name="P11" svg:width="0.6768in" svg:height="0.2921in" svg:x="3.4181in" svg:y="0.4028in"><text:p text:style-name="P10"><text:span text:style-name="T1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4" draw:style-name="gr4" draw:text-style-name="P11" svg:width="0.6768in" svg:height="0.2913in" svg:x="1.5634in" svg:y="0.8512in"><text:p text:style-name="P10"><text:span text:style-name="T1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5" draw:style-name="gr4" draw:text-style-name="P11" svg:width="0.6768in" svg:height="0.2913in" svg:x="2.376in" svg:y="0.8512in"><text:p text:style-name="P10"><text:span text:style-name="T12">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6" draw:style-name="gr4" draw:text-style-name="P11" svg:width="0.6768in" svg:height="0.2913in" svg:x="3.137in" svg:y="0.8618in"><text:p text:style-name="P10"><text:span text:style-name="T1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Conector recto 8" draw:style-name="gr5" draw:text-style-name="P12" svg:x1="3.0217in" svg:y1="0.3713in" svg:x2="2.6571in" svg:y2="0.4339in"><text:p/></draw:line><draw:line draw:name="Conector recto 10" draw:style-name="gr5" draw:text-style-name="P12" svg:x1="3.022in" svg:y1="0.3713in" svg:x2="3.4181in" svg:y2="0.413in"><text:p/></draw:line><draw:custom-shape draw:name="Rectángulo 7" draw:style-name="gr4" draw:text-style-name="P11" svg:width="0.6768in" svg:height="0.2913in" svg:x="3.8972in" svg:y="0.8618in"><text:p text:style-name="P10"><text:span text:style-name="T1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Conector recto 11" draw:style-name="gr5" draw:text-style-name="P12" svg:x1="1.9177in" svg:y1="0.8402in" svg:x2="2.313in" svg:y2="0.7256in"><text:p/></draw:line><draw:line draw:name="Conector recto 12" draw:style-name="gr5" draw:text-style-name="P12" svg:x1="2.7508in" svg:y1="0.8512in" svg:x2="2.3126in" svg:y2="0.7366in"><text:p/></draw:line><draw:line draw:name="Conector recto 13" draw:style-name="gr5" draw:text-style-name="P12" svg:x1="3.7622in" svg:y1="0.7047in" svg:x2="3.4488in" svg:y2="0.872in"><text:p/></draw:line><draw:line draw:name="Conector recto 14" draw:style-name="gr5" draw:text-style-name="P12" svg:x1="3.7618in" svg:y1="0.6941in" svg:x2="4.2409in" svg:y2="0.8512in"><text:p/></draw:line></draw:g></text:p>
      <text:p text:style-name="P5"/>
      <text:p text:style-name="P4"><text:span text:style-name="T3"><text:s/></text:span></text:p>
      <text:p text:style-name="P5"/>
      <text:p text:style-name="P5"><draw:g text:anchor-type="paragraph" draw:z-index="1" draw:name="Grupo 18" draw:style-name="gr6"><draw:custom-shape draw:name="Rectángulo 19" draw:style-name="gr7" draw:text-style-name="P11" svg:width="0.6776in" svg:height="0.2913in" svg:x="2.7295in" svg:y="0.0091in"><text:p text:style-name="P10"><text:span text:style-name="T1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20" draw:style-name="gr3" draw:text-style-name="P11" svg:width="0.6768in" svg:height="0.2921in" svg:x="2.0209in" svg:y="0.3634in"><text:p text:style-name="P10"><text:span text:style-name="T1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21" draw:style-name="gr8" draw:text-style-name="P11" svg:width="0.6768in" svg:height="0.2921in" svg:x="3.4591in" svg:y="0.3425in"><text:p text:style-name="P10"><text:span text:style-name="T1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22" draw:style-name="gr4" draw:text-style-name="P11" svg:width="0.6768in" svg:height="0.2913in" svg:x="1.6043in" svg:y="0.7909in"><text:p text:style-name="P10"><text:span text:style-name="T1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23" draw:style-name="gr4" draw:text-style-name="P11" svg:width="0.6768in" svg:height="0.2913in" svg:x="2.4169in" svg:y="0.7909in"><text:p text:style-name="P10"><text:span text:style-name="T12">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24" draw:style-name="gr4" draw:text-style-name="P11" svg:width="0.6768in" svg:height="0.2913in" svg:x="3.178in" svg:y="0.8016in"><text:p text:style-name="P10"><text:span text:style-name="T1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Conector recto 25" draw:style-name="gr5" draw:text-style-name="P12" svg:x1="3.0626in" svg:y1="0.3114in" svg:x2="2.698in" svg:y2="0.374in"><text:p/></draw:line><draw:line draw:name="Conector recto 26" draw:style-name="gr9" draw:text-style-name="P12" svg:x1="3.063in" svg:y1="0.3114in" svg:x2="3.4591in" svg:y2="0.3531in"><text:p/></draw:line><draw:custom-shape draw:name="Rectángulo 27" draw:style-name="gr4" draw:text-style-name="P11" svg:width="0.6768in" svg:height="0.2913in" svg:x="3.9382in" svg:y="0.8016in"><text:p text:style-name="P10"><text:span text:style-name="T1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Conector recto 28" draw:style-name="gr5" draw:text-style-name="P12" svg:x1="1.9587in" svg:y1="0.7803in" svg:x2="2.3547in" svg:y2="0.6657in"><text:p/></draw:line><draw:line draw:name="Conector recto 29" draw:style-name="gr5" draw:text-style-name="P12" svg:x1="2.7921in" svg:y1="0.7906in" svg:x2="2.3543in" svg:y2="0.676in"><text:p/></draw:line><draw:line draw:name="Conector recto 30" draw:style-name="gr5" draw:text-style-name="P12" svg:x1="3.8031in" svg:y1="0.6441in" svg:x2="3.4906in" svg:y2="0.8114in"><text:p/></draw:line><draw:line draw:name="Conector recto 31" draw:style-name="gr5" draw:text-style-name="P12" svg:x1="3.8028in" svg:y1="0.6343in" svg:x2="4.2819in" svg:y2="0.7906in"><text:p/></draw:line></draw:g></text:p>
      <text:p text:style-name="P5"/>
      <text:p text:style-name="P5"/>
      <text:p text:style-name="P5"/>
      <text:p text:style-name="P5"><draw:g text:anchor-type="paragraph" draw:z-index="2" draw:name="Grupo 32" draw:style-name="gr6"><draw:custom-shape draw:name="Rectángulo 33" draw:style-name="gr7" draw:text-style-name="P11" svg:width="0.6776in" svg:height="0.2913in" svg:x="2.7669in" svg:y="0.0075in"><text:p text:style-name="P10"><text:span text:style-name="T1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34" draw:style-name="gr3" draw:text-style-name="P11" svg:width="0.6768in" svg:height="0.2921in" svg:x="2.0583in" svg:y="0.3618in"><text:p text:style-name="P10"><text:span text:style-name="T1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35" draw:style-name="gr3" draw:text-style-name="P11" svg:width="0.6768in" svg:height="0.2921in" svg:x="3.4965in" svg:y="0.3409in"><text:p text:style-name="P10"><text:span text:style-name="T1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36" draw:style-name="gr4" draw:text-style-name="P11" svg:width="0.6768in" svg:height="0.2913in" svg:x="1.6417in" svg:y="0.7894in"><text:p text:style-name="P10"><text:span text:style-name="T1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37" draw:style-name="gr4" draw:text-style-name="P11" svg:width="0.6768in" svg:height="0.2913in" svg:x="2.4543in" svg:y="0.7894in"><text:p text:style-name="P10"><text:span text:style-name="T12">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38" draw:style-name="gr10" draw:text-style-name="P11" svg:width="0.6768in" svg:height="0.2913in" svg:x="3.2154in" svg:y="0.8in"><text:p text:style-name="P10"><text:span text:style-name="T1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Conector recto 39" draw:style-name="gr5" draw:text-style-name="P12" svg:x1="3.1004in" svg:y1="0.3094in" svg:x2="2.7358in" svg:y2="0.372in"><text:p/></draw:line><draw:line draw:name="Conector recto 40" draw:style-name="gr11" draw:text-style-name="P12" svg:x1="3.1004in" svg:y1="0.3094in" svg:x2="3.4965in" svg:y2="0.3512in"><text:p/></draw:line><draw:custom-shape draw:name="Rectángulo 41" draw:style-name="gr4" draw:text-style-name="P11" svg:width="0.6768in" svg:height="0.2913in" svg:x="3.9756in" svg:y="0.8in"><text:p text:style-name="P10"><text:span text:style-name="T1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Conector recto 42" draw:style-name="gr5" draw:text-style-name="P12" svg:x1="1.9965in" svg:y1="0.7783in" svg:x2="2.3925in" svg:y2="0.6638in"><text:p/></draw:line><draw:line draw:name="Conector recto 43" draw:style-name="gr5" draw:text-style-name="P12" svg:x1="2.8295in" svg:y1="0.789in" svg:x2="2.3917in" svg:y2="0.6744in"><text:p/></draw:line><draw:line draw:name="Conector recto 44" draw:style-name="gr11" draw:text-style-name="P12" svg:x1="3.8402in" svg:y1="0.6429in" svg:x2="3.5276in" svg:y2="0.8102in"><text:p/></draw:line><draw:line draw:name="Conector recto 45" draw:style-name="gr5" draw:text-style-name="P12" svg:x1="3.8402in" svg:y1="0.6323in" svg:x2="4.3193in" svg:y2="0.7894in"><text:p/></draw:line></draw:g></text:p>
      <text:p text:style-name="P5"/>
      <text:p text:style-name="P5"/>
      <text:p text:style-name="P5"/>
      <text:p text:style-name="P5"/>
      <text:p text:style-name="P4"><text:span text:style-name="T3">En este ejemplo la codicia triunfo y encontró el camino que lo llevo al mayor valor del árbol es decir la mejor ganancia, note que en cada momento se toma el camino que sugiera un valor mayor al actual, 6 &gt; 3, luego 12 &gt; 6, encontrando como máximo valor el 12, pero podemos modificar un poco el problema y el resultado puede ser diferente.</text:span></text:p>
      <text:p text:style-name="P5"><draw:g text:anchor-type="paragraph" draw:z-index="3" draw:name="Grupo 46" draw:style-name="gr1"><draw:custom-shape draw:name="Rectángulo 47" draw:style-name="gr2" draw:text-style-name="P11" svg:width="0.6776in" svg:height="0.2913in" svg:x="2.6886in" svg:y="0.198in"><text:p text:style-name="P10"><text:span text:style-name="T1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48" draw:style-name="gr3" draw:text-style-name="P11" svg:width="0.6768in" svg:height="0.2921in" svg:x="1.9799in" svg:y="0.5524in"><text:p text:style-name="P10"><text:span text:style-name="T1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49" draw:style-name="gr3" draw:text-style-name="P11" svg:width="0.6768in" svg:height="0.2921in" svg:x="3.4181in" svg:y="0.5315in"><text:p text:style-name="P10"><text:span text:style-name="T1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50" draw:style-name="gr4" draw:text-style-name="P11" svg:width="0.6768in" svg:height="0.2913in" svg:x="1.5634in" svg:y="0.9799in"><text:p text:style-name="P10"><text:span text:style-name="T1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51" draw:style-name="gr4" draw:text-style-name="P11" svg:width="0.6768in" svg:height="0.2913in" svg:x="2.376in" svg:y="0.9799in"><text:p text:style-name="P10"><text:span text:style-name="T12">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52" draw:style-name="gr4" draw:text-style-name="P11" svg:width="0.6768in" svg:height="0.2913in" svg:x="3.137in" svg:y="0.9906in"><text:p text:style-name="P10"><text:span text:style-name="T1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Conector recto 53" draw:style-name="gr5" draw:text-style-name="P12" svg:x1="3.0217in" svg:y1="0.5in" svg:x2="2.6571in" svg:y2="0.5626in"><text:p/></draw:line><draw:line draw:name="Conector recto 54" draw:style-name="gr5" draw:text-style-name="P12" svg:x1="3.022in" svg:y1="0.5in" svg:x2="3.4181in" svg:y2="0.5417in"><text:p/></draw:line><draw:custom-shape draw:name="Rectángulo 55" draw:style-name="gr4" draw:text-style-name="P11" svg:width="0.6768in" svg:height="0.2913in" svg:x="3.8972in" svg:y="0.9906in"><text:p text:style-name="P10"><text:span text:style-name="T1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Conector recto 56" draw:style-name="gr5" draw:text-style-name="P12" svg:x1="1.9177in" svg:y1="0.9697in" svg:x2="2.313in" svg:y2="0.8551in"><text:p/></draw:line><draw:line draw:name="Conector recto 57" draw:style-name="gr5" draw:text-style-name="P12" svg:x1="2.7508in" svg:y1="0.9795in" svg:x2="2.3126in" svg:y2="0.865in"><text:p/></draw:line><draw:line draw:name="Conector recto 58" draw:style-name="gr5" draw:text-style-name="P12" svg:x1="3.7622in" svg:y1="0.8343in" svg:x2="3.4488in" svg:y2="1.0012in"><text:p/></draw:line><draw:line draw:name="Conector recto 59" draw:style-name="gr5" draw:text-style-name="P12" svg:x1="3.7618in" svg:y1="0.8232in" svg:x2="4.2409in" svg:y2="0.9795in"><text:p/></draw:line></draw:g></text:p>
      <text:p text:style-name="P2"><draw:g text:anchor-type="paragraph" draw:z-index="4" draw:name="Grupo 60" draw:style-name="gr1"><draw:custom-shape draw:name="Rectángulo 61" draw:style-name="gr7" draw:text-style-name="P11" svg:width="0.6776in" svg:height="0.2913in" svg:x="2.6886in" svg:y="0.1744in"><text:p text:style-name="P10"><text:span text:style-name="T1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62" draw:style-name="gr3" draw:text-style-name="P11" svg:width="0.6768in" svg:height="0.2921in" svg:x="1.9799in" svg:y="0.5287in"><text:p text:style-name="P10"><text:span text:style-name="T1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63" draw:style-name="gr12" draw:text-style-name="P11" svg:width="0.6768in" svg:height="0.2921in" svg:x="3.4181in" svg:y="0.5079in"><text:p text:style-name="P10"><text:span text:style-name="T1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64" draw:style-name="gr4" draw:text-style-name="P11" svg:width="0.6768in" svg:height="0.2913in" svg:x="1.5634in" svg:y="0.9563in"><text:p text:style-name="P10"><text:span text:style-name="T1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65" draw:style-name="gr4" draw:text-style-name="P11" svg:width="0.6768in" svg:height="0.2913in" svg:x="2.376in" svg:y="0.9563in"><text:p text:style-name="P10"><text:span text:style-name="T12">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66" draw:style-name="gr4" draw:text-style-name="P11" svg:width="0.6768in" svg:height="0.2913in" svg:x="3.137in" svg:y="0.9669in"><text:p text:style-name="P10"><text:span text:style-name="T1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Conector recto 67" draw:style-name="gr5" draw:text-style-name="P12" svg:x1="3.0217in" svg:y1="0.4768in" svg:x2="2.6571in" svg:y2="0.5394in"><text:p/></draw:line><draw:line draw:name="Conector recto 68" draw:style-name="gr11" draw:text-style-name="P12" svg:x1="3.022in" svg:y1="0.4768in" svg:x2="3.4181in" svg:y2="0.5185in"><text:p/></draw:line><draw:custom-shape draw:name="Rectángulo 69" draw:style-name="gr4" draw:text-style-name="P11" svg:width="0.6768in" svg:height="0.2913in" svg:x="3.8972in" svg:y="0.9669in"><text:p text:style-name="P10"><text:span text:style-name="T1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Conector recto 70" draw:style-name="gr5" draw:text-style-name="P12" svg:x1="1.9177in" svg:y1="0.9461in" svg:x2="2.313in" svg:y2="0.8315in"><text:p/></draw:line><draw:line draw:name="Conector recto 71" draw:style-name="gr5" draw:text-style-name="P12" svg:x1="2.7508in" svg:y1="0.9559in" svg:x2="2.3126in" svg:y2="0.8413in"><text:p/></draw:line><draw:line draw:name="Conector recto 72" draw:style-name="gr5" draw:text-style-name="P12" svg:x1="3.7622in" svg:y1="0.8106in" svg:x2="3.4488in" svg:y2="0.9776in"><text:p/></draw:line><draw:line draw:name="Conector recto 73" draw:style-name="gr5" draw:text-style-name="P12" svg:x1="3.7618in" svg:y1="0.7996in" svg:x2="4.2409in" svg:y2="0.9559in"><text:p/></draw:line></draw:g></text:p>
      <text:p text:style-name="P2"/>
      <text:p text:style-name="P2"><text:soft-page-break/></text:p>
      <text:p text:style-name="P2"/>
      <text:p text:style-name="P2"><draw:g text:anchor-type="paragraph" draw:z-index="5" draw:name="Grupo 74" draw:style-name="gr1"><draw:custom-shape draw:name="Rectángulo 75" draw:style-name="gr7" draw:text-style-name="P11" svg:width="0.6776in" svg:height="0.2913in" svg:x="2.6886in" svg:y="0.1209in"><text:p text:style-name="P10"><text:span text:style-name="T1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76" draw:style-name="gr3" draw:text-style-name="P11" svg:width="0.6768in" svg:height="0.2921in" svg:x="1.9799in" svg:y="0.4752in"><text:p text:style-name="P10"><text:span text:style-name="T1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77" draw:style-name="gr3" draw:text-style-name="P11" svg:width="0.6768in" svg:height="0.2921in" svg:x="3.4181in" svg:y="0.4543in"><text:p text:style-name="P10"><text:span text:style-name="T1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78" draw:style-name="gr4" draw:text-style-name="P11" svg:width="0.6768in" svg:height="0.2913in" svg:x="1.5634in" svg:y="0.9028in"><text:p text:style-name="P10"><text:span text:style-name="T1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79" draw:style-name="gr4" draw:text-style-name="P11" svg:width="0.6768in" svg:height="0.2913in" svg:x="2.376in" svg:y="0.9028in"><text:p text:style-name="P10"><text:span text:style-name="T12">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80" draw:style-name="gr10" draw:text-style-name="P11" svg:width="0.6768in" svg:height="0.2913in" svg:x="3.137in" svg:y="0.9134in"><text:p text:style-name="P10"><text:span text:style-name="T1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Conector recto 81" draw:style-name="gr5" draw:text-style-name="P12" svg:x1="3.0217in" svg:y1="0.4232in" svg:x2="2.6571in" svg:y2="0.4858in"><text:p/></draw:line><draw:line draw:name="Conector recto 82" draw:style-name="gr11" draw:text-style-name="P12" svg:x1="3.022in" svg:y1="0.4232in" svg:x2="3.4181in" svg:y2="0.465in"><text:p/></draw:line><draw:custom-shape draw:name="Rectángulo 83" draw:style-name="gr4" draw:text-style-name="P11" svg:width="0.6768in" svg:height="0.2913in" svg:x="3.8972in" svg:y="0.9134in"><text:p text:style-name="P10"><text:span text:style-name="T1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Conector recto 84" draw:style-name="gr5" draw:text-style-name="P12" svg:x1="1.9177in" svg:y1="0.8921in" svg:x2="2.313in" svg:y2="0.7776in"><text:p/></draw:line><draw:line draw:name="Conector recto 85" draw:style-name="gr5" draw:text-style-name="P12" svg:x1="2.7508in" svg:y1="0.9024in" svg:x2="2.3126in" svg:y2="0.7878in"><text:p/></draw:line><draw:line draw:name="Conector recto 86" draw:style-name="gr11" draw:text-style-name="P12" svg:x1="3.7622in" svg:y1="0.7567in" svg:x2="3.4488in" svg:y2="0.9236in"><text:p/></draw:line><draw:line draw:name="Conector recto 87" draw:style-name="gr5" draw:text-style-name="P12" svg:x1="3.7618in" svg:y1="0.7461in" svg:x2="4.2409in" svg:y2="0.9024in"><text:p/></draw:line></draw:g></text:p>
      <text:p text:style-name="P2"/>
      <text:p text:style-name="P2"/>
      <text:p text:style-name="P2"/>
      <text:p text:style-name="P2"/>
      <text:p text:style-name="P4"><text:span text:style-name="T3">En este caso se llego a la misma conclusión, pero está realmente fue una buena ganancia no la mayor dentro del árbol al igual que en ejemplo anterior la codicia lleva a tomar la mejor decisión dentro de las opciones inmediatas, esto nos da una idea bastante clara del objetivo de implementar un algoritmo de este tipo.</text:span></text:p>
      <text:p text:style-name="P4"><text:span text:style-name="T4">En palabras de Mark Allen Weiss “When the algorithm terminates, we hope that the local optimum is equal to the global optimum. If this is the case, then the algorithm is correct; otherwise, the algorithm has produced a suboptimal solution. If the absolute best answer is not required, then simple greedy algorithms are sometimes used to generate approximate answers.” (P. 499, Data Structure and Algorithm Analysis in C++ , 2014)</text:span></text:p>
      <text:p text:style-name="P7"><text:span text:style-name="T8">Dynamic Programming</text:span><text:bookmark text:name="_GoBack1"/></text:p>
      <text:p text:style-name="P3"><text:span text:style-name="T10"><text:tab/>Es un paradigma computacional, que al igual que muchos otros se caracteriza por dividir el problema en subproblemas cuya solución sea más fácil, su principal distinción es que guarda registro de las soluciones a los subproblemas, de tal forma que la rutina necesaria para dar solución a un subproblema solo sea ejecutada una vez.</text:span></text:p>
      <text:p text:style-name="P3"><text:span text:style-name="T10"><text:tab/>Este tipo de algoritmos, resultan muy útiles cuando se tratan problemas en los cuales el número de veces que se repita una subrutina del algoritmo crezca exponencialmente a medida que el tamaño del input crezca.</text:span></text:p>
      <text:p text:style-name="P3"><text:span text:style-name="T8">Diferencia entre Greedy and Dynamic programming</text:span></text:p>
      <text:p text:style-name="P3"><text:span text:style-name="T8"><text:tab/>Greedy choice property:</text:span><text:span text:style-name="T10"> Un greedy algorithm toma las decisiones basadas en la efectividad de las soluciones inmediatas, es decir no tiene cuenta las decisiones pasadas. Mientras que un algoritmo del tipo Dynamic después de cada paso, toma las decisiones basadas en el conjunto de soluciones y decisiones previas.</text:span></text:p>
      <text:p text:style-name="P3"><text:span text:style-name="T7">Ejemplo:</text:span></text:p>
      <text:p text:style-name="P3"><text:span text:style-name="T10"><text:tab/>Supongamos que en una ciudad con mucho tráfico se quiere llegar de A hasta B. Un algoritmo greedy comenzaría a dar el camino dependiendo de que calle se ve más rápida, cada vez que haya una intercesión. Por otra parte, un programa que adopte la filosofía de Dynamic programming empezará por verificar el reporte de tráfico, examinando todos los posibles caminos y luego retornará la solución más eficiente. En este ejemplo la solución más optima es la de Dynamic Programmic.</text:span></text:p>
      <text:p text:style-name="P3"><text:span text:style-name="T10">Para solucionar un problema utilizando Greedy Algorthims generalmente se sigue:</text:span></text:p>
      <text:list xml:id="list2042883102" text:style-name="WWNum2">
        <text:list-header>
          <text:p text:style-name="P8"><text:span text:style-name="T8">Recursión:</text:span><text:span text:style-name="T10"> Crea una solución recursiva.</text:span></text:p>
        </text:list-header>
      </text:list>
      <text:p text:style-name="P9"><text:span text:style-name="T10"/></text:p>
      <text:list xml:id="list114108501812682" text:continue-numbering="true" text:style-name="WWNum2">
        <text:list-header>
          <text:p text:style-name="P8"><text:span text:style-name="T8">Memoize:</text:span><text:span text:style-name="T10"> Si en la recursión se repiten varias veces las mismas operaciones, el resultado de cada nivel de recursión es guardado.</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ohit Devanagari1" svg:font-family="'Lohit Devanagari'"/>
    <style:font-face style:name="Times New Roman1"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O"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CO"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s</meta:initial-creator>
    <meta:editing-cycles>3</meta:editing-cycles>
    <meta:creation-date>2018-11-11T21:03:00</meta:creation-date>
    <dc:date>2018-11-25T11:41:04.827715775</dc:date>
    <meta:editing-duration>PT1H18M58S</meta:editing-duration>
    <meta:generator>LibreOffice/6.0.3.2$Linux_X86_64 LibreOffice_project/00m0$Build-2</meta:generator>
    <meta:document-statistic meta:table-count="0" meta:image-count="0" meta:object-count="0" meta:page-count="3" meta:paragraph-count="18" meta:word-count="677" meta:character-count="3994" meta:non-whitespace-character-count="33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